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1c1c1c" draw:marker-start-width="0.242cm" draw:marker-end-width="0.242cm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4cm" fo:min-width="0cm"/>
    </style:style>
    <style:style style:name="gr7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cm"/>
    </style:style>
    <style:style style:name="gr11" style:family="graphic" style:parent-style-name="objectwithoutfill">
      <style:graphic-properties svg:stroke-width="0.018cm" svg:stroke-color="#7e0021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28cm" svg:stroke-color="#00458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0cm"/>
    </style:style>
    <style:style style:name="gr15" style:family="graphic" style:parent-style-name="objectwithoutfill">
      <style:graphic-properties svg:stroke-width="0.028cm" svg:stroke-color="#7e002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18cm" svg:stroke-color="#00458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-color="#1c1c1c" draw:textarea-vertical-align="middle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1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18cm"/>
    </style:style>
    <style:style style:name="gr23" style:family="graphic" style:parent-style-name="standard">
      <style:graphic-properties svg:stroke-color="#333333" draw:fill-color="#e6e6ff" draw:textarea-vertical-align="middle"/>
    </style:style>
    <style:style style:name="gr2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6" style:family="graphic" style:parent-style-name="objectwithoutfill">
      <style:graphic-properties svg:stroke-width="0.035cm" svg:stroke-color="#9933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1.123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5pt" style:font-size-asian="5pt" style:font-size-complex="5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.016cm" svg:height="1.524cm" draw:transform="rotate (-1.57079632679579) translate (3.892cm 5.292cm)">
            <text:p/>
          </draw:rect>
          <draw:custom-shape draw:style-name="gr2" draw:text-style-name="P1" draw:layer="layout" svg:width="-0.254cm" svg:height="-0.254cm" svg:x="2.75cm" svg:y="5.547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2.369cm 6.028cm)">
            <text:p/>
          </draw:circle>
          <draw:line draw:style-name="gr4" draw:text-style-name="P1" draw:layer="layout" svg:x1="3.626cm" svg:y1="6.321cm" svg:x2="3.626cm" svg:y2="6.778cm">
            <text:p/>
          </draw:line>
          <draw:frame draw:style-name="gr5" draw:text-style-name="P2" draw:layer="layout" svg:width="0.381cm" svg:height="0.493cm" draw:transform="rotate (-1.57079632679579) translate (3.879cm 5.266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3.877cm 5.966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2.75cm 5.674cm)">
            <draw:text-box>
              <text:p><text:span text:style-name="T2">RSB</text:span></text:p>
            </draw:text-box>
          </draw:frame>
          <draw:line draw:style-name="gr4" draw:text-style-name="P1" draw:layer="layout" svg:x1="3.626cm" svg:y1="4.822cm" svg:x2="3.626cm" svg:y2="5.279cm">
            <text:p/>
          </draw:line>
          <draw:line draw:style-name="gr4" draw:text-style-name="P1" draw:layer="layout" svg:x1="2.626cm" svg:y1="4.823cm" svg:x2="2.626cm" svg:y2="5.28cm">
            <text:p/>
          </draw:line>
        </draw:g>
        <draw:g>
          <draw:rect draw:style-name="gr1" draw:text-style-name="P1" draw:layer="layout" svg:width="1.016cm" svg:height="1.524cm" draw:transform="rotate (-1.57079632679579) translate (3.892cm 7.193cm)">
            <text:p/>
          </draw:rect>
          <draw:custom-shape draw:style-name="gr2" draw:text-style-name="P1" draw:layer="layout" svg:width="-0.254cm" svg:height="-0.254cm" svg:x="2.749cm" svg:y="7.447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2.368cm 7.928cm)">
            <text:p/>
          </draw:circle>
          <draw:line draw:style-name="gr4" draw:text-style-name="P1" draw:layer="layout" svg:x1="3.625cm" svg:y1="8.221cm" svg:x2="3.625cm" svg:y2="8.678cm">
            <text:p/>
          </draw:line>
          <draw:frame draw:style-name="gr5" draw:text-style-name="P2" draw:layer="layout" svg:width="0.381cm" svg:height="0.493cm" draw:transform="rotate (-1.57079632679579) translate (3.877cm 7.166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3.875cm 7.866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2.749cm 7.574cm)">
            <draw:text-box>
              <text:p><text:span text:style-name="T2">RSB</text:span></text:p>
            </draw:text-box>
          </draw:frame>
          <draw:line draw:style-name="gr4" draw:text-style-name="P1" draw:layer="layout" svg:x1="3.625cm" svg:y1="6.722cm" svg:x2="3.625cm" svg:y2="7.179cm">
            <text:p/>
          </draw:line>
          <draw:line draw:style-name="gr4" draw:text-style-name="P1" draw:layer="layout" svg:x1="2.625cm" svg:y1="6.723cm" svg:x2="2.625cm" svg:y2="7.18cm">
            <text:p/>
          </draw:line>
        </draw:g>
        <draw:g>
          <draw:rect draw:style-name="gr1" draw:text-style-name="P1" draw:layer="layout" svg:width="1.016cm" svg:height="1.524cm" draw:transform="rotate (-1.57079632679579) translate (3.9cm 11.192cm)">
            <text:p/>
          </draw:rect>
          <draw:custom-shape draw:style-name="gr2" draw:text-style-name="P1" draw:layer="layout" svg:width="-0.254cm" svg:height="-0.254cm" svg:x="2.756cm" svg:y="11.447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2.376cm 11.928cm)">
            <text:p/>
          </draw:circle>
          <draw:line draw:style-name="gr4" draw:text-style-name="P1" draw:layer="layout" svg:x1="3.633cm" svg:y1="12.221cm" svg:x2="3.633cm" svg:y2="12.678cm">
            <text:p/>
          </draw:line>
          <draw:frame draw:style-name="gr5" draw:text-style-name="P2" draw:layer="layout" svg:width="0.381cm" svg:height="0.493cm" draw:transform="rotate (-1.57079632679579) translate (3.885cm 11.166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3.884cm 11.867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2.757cm 11.574cm)">
            <draw:text-box>
              <text:p><text:span text:style-name="T2">RSB</text:span></text:p>
            </draw:text-box>
          </draw:frame>
          <draw:line draw:style-name="gr4" draw:text-style-name="P1" draw:layer="layout" svg:x1="3.633cm" svg:y1="10.722cm" svg:x2="3.633cm" svg:y2="11.179cm">
            <text:p/>
          </draw:line>
          <draw:line draw:style-name="gr4" draw:text-style-name="P1" draw:layer="layout" svg:x1="2.633cm" svg:y1="10.723cm" svg:x2="2.633cm" svg:y2="11.18cm">
            <text:p/>
          </draw:line>
        </draw:g>
        <draw:g>
          <draw:rect draw:style-name="gr1" draw:text-style-name="P1" draw:layer="layout" svg:width="1.016cm" svg:height="1.524cm" draw:transform="rotate (-1.57079632679579) translate (3.899cm 13.092cm)">
            <text:p/>
          </draw:rect>
          <draw:custom-shape draw:style-name="gr2" draw:text-style-name="P1" draw:layer="layout" svg:width="-0.254cm" svg:height="-0.254cm" svg:x="2.756cm" svg:y="13.347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2.375cm 13.828cm)">
            <text:p/>
          </draw:circle>
          <draw:line draw:style-name="gr4" draw:text-style-name="P1" draw:layer="layout" svg:x1="3.632cm" svg:y1="14.121cm" svg:x2="3.632cm" svg:y2="14.578cm">
            <text:p/>
          </draw:line>
          <draw:frame draw:style-name="gr5" draw:text-style-name="P2" draw:layer="layout" svg:width="0.381cm" svg:height="0.493cm" draw:transform="rotate (-1.57079632679579) translate (3.884cm 13.066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3.883cm 13.765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2.756cm 13.474cm)">
            <draw:text-box>
              <text:p><text:span text:style-name="T2">RSB</text:span></text:p>
            </draw:text-box>
          </draw:frame>
          <draw:line draw:style-name="gr4" draw:text-style-name="P1" draw:layer="layout" svg:x1="3.632cm" svg:y1="12.622cm" svg:x2="3.632cm" svg:y2="13.079cm">
            <text:p/>
          </draw:line>
          <draw:line draw:style-name="gr4" draw:text-style-name="P1" draw:layer="layout" svg:x1="2.632cm" svg:y1="12.623cm" svg:x2="2.632cm" svg:y2="13.08cm">
            <text:p/>
          </draw:line>
        </draw:g>
        <draw:line draw:style-name="gr4" draw:text-style-name="P1" draw:layer="layout" svg:x1="1.7cm" svg:y1="13.894cm" svg:x2="2.252cm" svg:y2="13.894cm">
          <text:p/>
        </draw:line>
        <draw:line draw:style-name="gr4" draw:text-style-name="P1" draw:layer="layout" svg:x1="1.698cm" svg:y1="11.994cm" svg:x2="2.25cm" svg:y2="11.994cm">
          <text:p/>
        </draw:line>
        <draw:line draw:style-name="gr4" draw:text-style-name="P1" draw:layer="layout" svg:x1="1.697cm" svg:y1="7.994cm" svg:x2="2.249cm" svg:y2="7.994cm">
          <text:p/>
        </draw:line>
        <draw:line draw:style-name="gr4" draw:text-style-name="P1" draw:layer="layout" svg:x1="1.697cm" svg:y1="6.094cm" svg:x2="2.249cm" svg:y2="6.094cm">
          <text:p/>
        </draw:line>
        <draw:line draw:style-name="gr4" draw:text-style-name="P1" draw:layer="layout" svg:x1="1.704cm" svg:y1="13.874cm" svg:x2="1.704cm" svg:y2="3.844cm">
          <text:p/>
        </draw:line>
        <draw:line draw:style-name="gr4" draw:text-style-name="P1" draw:layer="layout" svg:x1="2.134cm" svg:y1="12.594cm" svg:x2="2.641cm" svg:y2="12.594cm">
          <text:p/>
        </draw:line>
        <draw:line draw:style-name="gr4" draw:text-style-name="P1" draw:layer="layout" svg:x1="2.132cm" svg:y1="10.694cm" svg:x2="2.639cm" svg:y2="10.694cm">
          <text:p/>
        </draw:line>
        <draw:line draw:style-name="gr4" draw:text-style-name="P1" draw:layer="layout" svg:x1="2.131cm" svg:y1="6.694cm" svg:x2="2.638cm" svg:y2="6.694cm">
          <text:p/>
        </draw:line>
        <draw:line draw:style-name="gr4" draw:text-style-name="P1" draw:layer="layout" svg:x1="2.131cm" svg:y1="4.794cm" svg:x2="2.638cm" svg:y2="4.794cm">
          <text:p/>
        </draw:line>
        <draw:line draw:style-name="gr4" draw:text-style-name="P1" draw:layer="layout" svg:x1="2.136cm" svg:y1="12.574cm" svg:x2="2.125cm" svg:y2="3.845cm">
          <text:p/>
        </draw:line>
        <draw:line draw:style-name="gr7" draw:text-style-name="P1" draw:layer="layout" svg:x1="3.624cm" svg:y1="8.673cm" svg:x2="3.624cm" svg:y2="10.707cm">
          <text:p/>
        </draw:line>
        <draw:frame draw:style-name="gr8" draw:text-style-name="P2" draw:layer="layout" svg:width="1.98cm" svg:height="0.525cm" draw:transform="rotate (-1.57079632679579) translate (2.382cm 2.74cm)">
          <draw:text-box>
            <text:p><text:span text:style-name="T1">CLK_SR</text:span></text:p>
          </draw:text-box>
        </draw:frame>
        <draw:frame draw:style-name="gr8" draw:text-style-name="P2" draw:layer="layout" svg:width="1.98cm" svg:height="0.525cm" draw:transform="rotate (-1.57079632679579) translate (1.976cm 2.999cm)">
          <draw:text-box>
            <text:p><text:span text:style-name="T1">RSTB</text:span></text:p>
          </draw:text-box>
        </draw:frame>
        <draw:line draw:style-name="gr4" draw:text-style-name="P1" draw:layer="layout" svg:x1="3.62cm" svg:y1="4.825cm" svg:x2="4.121cm" svg:y2="4.825cm">
          <text:p/>
        </draw:line>
        <draw:line draw:style-name="gr4" draw:text-style-name="P1" draw:layer="layout" svg:x1="4.133cm" svg:y1="4.586cm" svg:x2="4.133cm" svg:y2="5.064cm">
          <text:p/>
        </draw:line>
        <draw:frame draw:style-name="gr9" draw:text-style-name="P4" draw:layer="layout" svg:width="1.111cm" svg:height="0.53cm" svg:x="4.048cm" svg:y="6.044cm">
          <draw:text-box>
            <text:p><text:span text:style-name="T3">Q9</text:span></text:p>
          </draw:text-box>
        </draw:frame>
        <draw:frame draw:style-name="gr9" draw:text-style-name="P4" draw:layer="layout" svg:width="1.111cm" svg:height="0.53cm" svg:x="3.933cm" svg:y="8.207cm">
          <draw:text-box>
            <text:p><text:span text:style-name="T3">Q8</text:span></text:p>
          </draw:text-box>
        </draw:frame>
        <draw:frame draw:style-name="gr10" draw:text-style-name="P4" draw:layer="layout" svg:width="1.866cm" svg:height="0.809cm" draw:transform="rotate (-1.57079632679579) translate (4.052cm 14.629cm)">
          <draw:text-box>
            <text:p><text:span text:style-name="T3">Q_LOAD (NC)</text:span></text:p>
          </draw:text-box>
        </draw:frame>
        <draw:frame draw:style-name="gr9" draw:text-style-name="P4" draw:layer="layout" svg:width="1.111cm" svg:height="0.53cm" svg:x="3.874cm" svg:y="11.979cm">
          <draw:text-box>
            <text:p><text:span text:style-name="T3">Q0</text:span></text:p>
          </draw:text-box>
        </draw:frame>
        <draw:line draw:style-name="gr4" draw:text-style-name="P1" draw:layer="layout" svg:x1="5.878cm" svg:y1="13.786cm" svg:x2="5.906cm" svg:y2="4.121cm">
          <text:p/>
        </draw:line>
        <draw:g>
          <draw:rect draw:style-name="gr1" draw:text-style-name="P1" draw:layer="layout" svg:width="1.016cm" svg:height="1.524cm" draw:transform="rotate (-1.57079632679579) translate (8.055cm 6.963cm)">
            <text:p/>
          </draw:rect>
          <draw:custom-shape draw:style-name="gr2" draw:text-style-name="P1" draw:layer="layout" svg:width="-0.254cm" svg:height="-0.254cm" svg:x="6.913cm" svg:y="7.217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6.531cm 7.698cm)">
            <text:p/>
          </draw:circle>
          <draw:line draw:style-name="gr4" draw:text-style-name="P1" draw:layer="layout" svg:x1="7.778cm" svg:y1="7.991cm" svg:x2="7.778cm" svg:y2="8.297cm">
            <text:p/>
          </draw:line>
          <draw:frame draw:style-name="gr5" draw:text-style-name="P2" draw:layer="layout" svg:width="0.381cm" svg:height="0.493cm" draw:transform="rotate (-1.57079632679579) translate (8.04cm 6.936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8.039cm 7.636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6.911cm 7.343cm)">
            <draw:text-box>
              <text:p><text:span text:style-name="T2">RSB</text:span></text:p>
            </draw:text-box>
          </draw:frame>
          <draw:line draw:style-name="gr4" draw:text-style-name="P1" draw:layer="layout" svg:x1="6.788cm" svg:y1="6.493cm" svg:x2="6.788cm" svg:y2="6.95cm">
            <text:p/>
          </draw:line>
          <draw:line draw:style-name="gr4" draw:text-style-name="P1" draw:layer="layout" svg:x1="5.859cm" svg:y1="7.764cm" svg:x2="6.411cm" svg:y2="7.764cm">
            <text:p/>
          </draw:line>
          <draw:line draw:style-name="gr4" draw:text-style-name="P1" draw:layer="layout" svg:x1="3.659cm" svg:y1="6.49cm" svg:x2="6.783cm" svg:y2="6.49cm">
            <text:p/>
          </draw:line>
          <draw:line draw:style-name="gr4" draw:text-style-name="P1" draw:layer="layout" svg:x1="7.777cm" svg:y1="6.692cm" svg:x2="7.777cm" svg:y2="6.998cm">
            <text:p/>
          </draw:line>
        </draw:g>
        <draw:g>
          <draw:rect draw:style-name="gr1" draw:text-style-name="P1" draw:layer="layout" svg:width="1.016cm" svg:height="1.524cm" draw:transform="rotate (-1.57079632679579) translate (8.054cm 9.156cm)">
            <text:p/>
          </draw:rect>
          <draw:custom-shape draw:style-name="gr2" draw:text-style-name="P1" draw:layer="layout" svg:width="-0.254cm" svg:height="-0.254cm" svg:x="6.911cm" svg:y="9.409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6.529cm 9.89cm)">
            <text:p/>
          </draw:circle>
          <draw:line draw:style-name="gr4" draw:text-style-name="P1" draw:layer="layout" svg:x1="7.777cm" svg:y1="10.184cm" svg:x2="7.777cm" svg:y2="10.49cm">
            <text:p/>
          </draw:line>
          <draw:frame draw:style-name="gr5" draw:text-style-name="P2" draw:layer="layout" svg:width="0.381cm" svg:height="0.493cm" draw:transform="rotate (-1.57079632679579) translate (8.04cm 9.129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8.037cm 9.829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6.912cm 9.536cm)">
            <draw:text-box>
              <text:p><text:span text:style-name="T2">RSB</text:span></text:p>
            </draw:text-box>
          </draw:frame>
          <draw:line draw:style-name="gr4" draw:text-style-name="P1" draw:layer="layout" svg:x1="6.787cm" svg:y1="8.686cm" svg:x2="6.787cm" svg:y2="9.143cm">
            <text:p/>
          </draw:line>
          <draw:line draw:style-name="gr4" draw:text-style-name="P1" draw:layer="layout" svg:x1="5.858cm" svg:y1="9.957cm" svg:x2="6.41cm" svg:y2="9.957cm">
            <text:p/>
          </draw:line>
          <draw:line draw:style-name="gr4" draw:text-style-name="P1" draw:layer="layout" svg:x1="3.658cm" svg:y1="8.683cm" svg:x2="6.782cm" svg:y2="8.683cm">
            <text:p/>
          </draw:line>
          <draw:line draw:style-name="gr4" draw:text-style-name="P1" draw:layer="layout" svg:x1="7.776cm" svg:y1="8.885cm" svg:x2="7.776cm" svg:y2="9.191cm">
            <text:p/>
          </draw:line>
        </draw:g>
        <draw:g>
          <draw:rect draw:style-name="gr1" draw:text-style-name="P1" draw:layer="layout" svg:width="1.016cm" svg:height="1.524cm" draw:transform="rotate (-1.57079632679579) translate (8.053cm 12.948cm)">
            <text:p/>
          </draw:rect>
          <draw:custom-shape draw:style-name="gr2" draw:text-style-name="P1" draw:layer="layout" svg:width="-0.254cm" svg:height="-0.254cm" svg:x="6.91cm" svg:y="13.202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6.529cm 13.684cm)">
            <text:p/>
          </draw:circle>
          <draw:line draw:style-name="gr4" draw:text-style-name="P1" draw:layer="layout" svg:x1="7.776cm" svg:y1="13.977cm" svg:x2="7.776cm" svg:y2="14.283cm">
            <text:p/>
          </draw:line>
          <draw:frame draw:style-name="gr5" draw:text-style-name="P2" draw:layer="layout" svg:width="0.381cm" svg:height="0.493cm" draw:transform="rotate (-1.57079632679579) translate (8.038cm 12.922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8.037cm 13.623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6.91cm 13.33cm)">
            <draw:text-box>
              <text:p><text:span text:style-name="T2">RSB</text:span></text:p>
            </draw:text-box>
          </draw:frame>
          <draw:line draw:style-name="gr4" draw:text-style-name="P1" draw:layer="layout" svg:x1="6.786cm" svg:y1="12.479cm" svg:x2="6.786cm" svg:y2="12.936cm">
            <text:p/>
          </draw:line>
          <draw:line draw:style-name="gr4" draw:text-style-name="P1" draw:layer="layout" svg:x1="5.857cm" svg:y1="13.75cm" svg:x2="6.409cm" svg:y2="13.75cm">
            <text:p/>
          </draw:line>
          <draw:line draw:style-name="gr4" draw:text-style-name="P1" draw:layer="layout" svg:x1="3.657cm" svg:y1="12.476cm" svg:x2="6.781cm" svg:y2="12.476cm">
            <text:p/>
          </draw:line>
          <draw:line draw:style-name="gr4" draw:text-style-name="P1" draw:layer="layout" svg:x1="7.775cm" svg:y1="12.678cm" svg:x2="7.775cm" svg:y2="12.984cm">
            <text:p/>
          </draw:line>
        </draw:g>
        <draw:line draw:style-name="gr4" draw:text-style-name="P1" draw:layer="layout" svg:x1="7.778cm" svg:y1="8.881cm" svg:x2="8.575cm" svg:y2="8.881cm">
          <text:p/>
        </draw:line>
        <draw:line draw:style-name="gr4" draw:text-style-name="P1" draw:layer="layout" svg:x1="7.777cm" svg:y1="12.681cm" svg:x2="8.574cm" svg:y2="12.681cm">
          <text:p/>
        </draw:line>
        <draw:line draw:style-name="gr4" draw:text-style-name="P1" draw:layer="layout" svg:x1="7.777cm" svg:y1="6.675cm" svg:x2="8.285cm" svg:y2="6.675cm">
          <text:p/>
        </draw:line>
        <draw:line draw:style-name="gr11" draw:text-style-name="P1" draw:layer="layout" svg:x1="8.554cm" svg:y1="16.469cm" svg:x2="8.595cm" svg:y2="4.056cm">
          <text:p/>
        </draw:line>
        <draw:line draw:style-name="gr12" draw:text-style-name="P1" draw:layer="layout" svg:x1="8.297cm" svg:y1="16.44cm" svg:x2="8.298cm" svg:y2="3.011cm">
          <text:p/>
        </draw:line>
        <draw:line draw:style-name="gr13" draw:text-style-name="P1" draw:layer="layout" svg:x1="7.778cm" svg:y1="8.265cm" svg:x2="9.898cm" svg:y2="8.283cm">
          <text:p/>
        </draw:line>
        <draw:line draw:style-name="gr13" draw:text-style-name="P1" draw:layer="layout" svg:x1="7.777cm" svg:y1="10.471cm" svg:x2="9.897cm" svg:y2="10.489cm">
          <text:p/>
        </draw:line>
        <draw:line draw:style-name="gr13" draw:text-style-name="P1" draw:layer="layout" svg:x1="7.777cm" svg:y1="14.271cm" svg:x2="9.897cm" svg:y2="14.289cm">
          <text:p/>
        </draw:line>
        <draw:frame draw:style-name="gr8" draw:text-style-name="P2" draw:layer="layout" svg:width="1.469cm" svg:height="0.525cm" svg:x="8.545cm" svg:y="2.673cm">
          <draw:text-box>
            <text:p><text:span text:style-name="T1">CMP_P</text:span></text:p>
          </draw:text-box>
        </draw:frame>
        <draw:frame draw:style-name="gr8" draw:text-style-name="P2" draw:layer="layout" svg:width="1.338cm" svg:height="0.525cm" svg:x="8.528cm" svg:y="3.626cm">
          <draw:text-box>
            <text:p><text:span text:style-name="T1">CMP_N</text:span></text:p>
          </draw:text-box>
        </draw:frame>
        <draw:frame draw:style-name="gr9" draw:text-style-name="P4" draw:layer="layout" svg:width="1.111cm" svg:height="0.53cm" svg:x="8.886cm" svg:y="13.657cm">
          <draw:text-box>
            <text:p><text:span text:style-name="T3">SP0</text:span></text:p>
          </draw:text-box>
        </draw:frame>
        <draw:frame draw:style-name="gr14" draw:text-style-name="P4" draw:layer="layout" svg:width="0.967cm" svg:height="0.554cm" svg:x="9.029cm" svg:y="9.883cm">
          <draw:text-box>
            <text:p><text:span text:style-name="T3">SP8</text:span></text:p>
          </draw:text-box>
        </draw:frame>
        <draw:frame draw:style-name="gr9" draw:text-style-name="P4" draw:layer="layout" svg:width="1.111cm" svg:height="0.53cm" svg:x="8.957cm" svg:y="7.643cm">
          <draw:text-box>
            <text:p><text:span text:style-name="T3">SP9</text:span></text:p>
          </draw:text-box>
        </draw:frame>
        <draw:line draw:style-name="gr4" draw:text-style-name="P1" draw:layer="layout" svg:x1="5.87cm" svg:y1="25.907cm" svg:x2="5.869cm" svg:y2="13.408cm">
          <text:p/>
        </draw:line>
        <draw:line draw:style-name="gr4" draw:text-style-name="P1" draw:layer="layout" svg:x1="7.758cm" svg:y1="21.042cm" svg:x2="8.555cm" svg:y2="21.042cm">
          <text:p/>
        </draw:line>
        <draw:line draw:style-name="gr4" draw:text-style-name="P1" draw:layer="layout" svg:x1="7.757cm" svg:y1="24.817cm" svg:x2="8.554cm" svg:y2="24.817cm">
          <text:p/>
        </draw:line>
        <draw:line draw:style-name="gr15" draw:text-style-name="P1" draw:layer="layout" svg:x1="7.77cm" svg:y1="18.849cm" svg:x2="8.278cm" svg:y2="18.849cm">
          <text:p/>
        </draw:line>
        <draw:line draw:style-name="gr16" draw:text-style-name="P1" draw:layer="layout" svg:x1="8.561cm" svg:y1="24.862cm" svg:x2="8.55cm" svg:y2="17.086cm">
          <text:p/>
        </draw:line>
        <draw:line draw:style-name="gr15" draw:text-style-name="P1" draw:layer="layout" svg:x1="8.296cm" svg:y1="18.849cm" svg:x2="8.296cm" svg:y2="17.122cm">
          <text:p/>
        </draw:line>
        <draw:line draw:style-name="gr13" draw:text-style-name="P1" draw:layer="layout" svg:x1="7.771cm" svg:y1="20.448cm" svg:x2="9.891cm" svg:y2="20.448cm">
          <text:p/>
        </draw:line>
        <draw:line draw:style-name="gr13" draw:text-style-name="P1" draw:layer="layout" svg:x1="7.77cm" svg:y1="22.654cm" svg:x2="9.89cm" svg:y2="22.654cm">
          <text:p/>
        </draw:line>
        <draw:line draw:style-name="gr13" draw:text-style-name="P1" draw:layer="layout" svg:x1="7.77cm" svg:y1="26.454cm" svg:x2="9.846cm" svg:y2="26.481cm">
          <text:p/>
        </draw:line>
        <draw:frame draw:style-name="gr9" draw:text-style-name="P4" draw:layer="layout" svg:width="1.111cm" svg:height="0.53cm" svg:x="8.879cm" svg:y="25.831cm">
          <draw:text-box>
            <text:p><text:span text:style-name="T3">SN0</text:span></text:p>
          </draw:text-box>
        </draw:frame>
        <draw:frame draw:style-name="gr9" draw:text-style-name="P4" draw:layer="layout" svg:width="1.111cm" svg:height="0.53cm" svg:x="8.878cm" svg:y="22.081cm">
          <draw:text-box>
            <text:p><text:span text:style-name="T3">SN8</text:span></text:p>
          </draw:text-box>
        </draw:frame>
        <draw:frame draw:style-name="gr9" draw:text-style-name="P4" draw:layer="layout" svg:width="1.111cm" svg:height="0.53cm" svg:x="8.95cm" svg:y="19.817cm">
          <draw:text-box>
            <text:p><text:span text:style-name="T3">SN9</text:span></text:p>
          </draw:text-box>
        </draw:frame>
        <draw:g>
          <draw:rect draw:style-name="gr1" draw:text-style-name="P1" draw:layer="layout" svg:width="1.016cm" svg:height="1.524cm" draw:transform="rotate (-1.57079632679579) translate (8.054cm 19.088cm)">
            <text:p/>
          </draw:rect>
          <draw:custom-shape draw:style-name="gr2" draw:text-style-name="P1" draw:layer="layout" svg:width="-0.254cm" svg:height="-0.254cm" svg:x="6.911cm" svg:y="19.341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6.529cm 19.822cm)">
            <text:p/>
          </draw:circle>
          <draw:line draw:style-name="gr4" draw:text-style-name="P1" draw:layer="layout" svg:x1="7.777cm" svg:y1="20.116cm" svg:x2="7.777cm" svg:y2="20.422cm">
            <text:p/>
          </draw:line>
          <draw:frame draw:style-name="gr5" draw:text-style-name="P2" draw:layer="layout" svg:width="0.381cm" svg:height="0.493cm" draw:transform="rotate (-1.57079632679579) translate (8.04cm 19.061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8.037cm 19.761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6.912cm 19.468cm)">
            <draw:text-box>
              <text:p><text:span text:style-name="T2">RSB</text:span></text:p>
            </draw:text-box>
          </draw:frame>
          <draw:line draw:style-name="gr4" draw:text-style-name="P1" draw:layer="layout" svg:x1="6.787cm" svg:y1="18.618cm" svg:x2="6.787cm" svg:y2="19.075cm">
            <text:p/>
          </draw:line>
          <draw:line draw:style-name="gr4" draw:text-style-name="P1" draw:layer="layout" svg:x1="5.858cm" svg:y1="19.889cm" svg:x2="6.41cm" svg:y2="19.889cm">
            <text:p/>
          </draw:line>
          <draw:line draw:style-name="gr4" draw:text-style-name="P1" draw:layer="layout" svg:x1="5.235cm" svg:y1="18.604cm" svg:x2="6.782cm" svg:y2="18.615cm">
            <text:p/>
          </draw:line>
          <draw:line draw:style-name="gr4" draw:text-style-name="P1" draw:layer="layout" svg:x1="7.776cm" svg:y1="18.817cm" svg:x2="7.776cm" svg:y2="19.123cm">
            <text:p/>
          </draw:line>
        </draw:g>
        <draw:g>
          <draw:rect draw:style-name="gr1" draw:text-style-name="P1" draw:layer="layout" svg:width="1.016cm" svg:height="1.524cm" draw:transform="rotate (-1.57079632679579) translate (8.054cm 21.281cm)">
            <text:p/>
          </draw:rect>
          <draw:custom-shape draw:style-name="gr2" draw:text-style-name="P1" draw:layer="layout" svg:width="-0.254cm" svg:height="-0.254cm" svg:x="6.911cm" svg:y="21.534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6.529cm 22.015cm)">
            <text:p/>
          </draw:circle>
          <draw:line draw:style-name="gr4" draw:text-style-name="P1" draw:layer="layout" svg:x1="7.777cm" svg:y1="22.309cm" svg:x2="7.777cm" svg:y2="22.615cm">
            <text:p/>
          </draw:line>
          <draw:frame draw:style-name="gr5" draw:text-style-name="P2" draw:layer="layout" svg:width="0.381cm" svg:height="0.493cm" draw:transform="rotate (-1.57079632679579) translate (8.04cm 21.254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8.037cm 21.954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6.912cm 21.661cm)">
            <draw:text-box>
              <text:p><text:span text:style-name="T2">RSB</text:span></text:p>
            </draw:text-box>
          </draw:frame>
          <draw:line draw:style-name="gr4" draw:text-style-name="P1" draw:layer="layout" svg:x1="6.787cm" svg:y1="20.811cm" svg:x2="6.787cm" svg:y2="21.268cm">
            <text:p/>
          </draw:line>
          <draw:line draw:style-name="gr4" draw:text-style-name="P1" draw:layer="layout" svg:x1="5.858cm" svg:y1="22.082cm" svg:x2="6.41cm" svg:y2="22.082cm">
            <text:p/>
          </draw:line>
          <draw:line draw:style-name="gr4" draw:text-style-name="P1" draw:layer="layout" svg:x1="4.913cm" svg:y1="20.819cm" svg:x2="6.782cm" svg:y2="20.819cm">
            <text:p/>
          </draw:line>
          <draw:line draw:style-name="gr4" draw:text-style-name="P1" draw:layer="layout" svg:x1="7.776cm" svg:y1="21.01cm" svg:x2="7.776cm" svg:y2="21.316cm">
            <text:p/>
          </draw:line>
        </draw:g>
        <draw:g>
          <draw:rect draw:style-name="gr1" draw:text-style-name="P1" draw:layer="layout" svg:width="1.016cm" svg:height="1.524cm" draw:transform="rotate (-1.57079632679579) translate (8.054cm 25.081cm)">
            <text:p/>
          </draw:rect>
          <draw:custom-shape draw:style-name="gr2" draw:text-style-name="P1" draw:layer="layout" svg:width="-0.254cm" svg:height="-0.254cm" svg:x="6.911cm" svg:y="25.334cm">
            <text:p/>
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</draw:custom-shape>
          <draw:circle draw:style-name="gr3" draw:text-style-name="P1" draw:layer="layout" svg:width="0.127cm" svg:height="0.127cm" draw:transform="rotate (-1.57079632679579) translate (6.529cm 25.815cm)">
            <text:p/>
          </draw:circle>
          <draw:line draw:style-name="gr4" draw:text-style-name="P1" draw:layer="layout" svg:x1="7.777cm" svg:y1="26.109cm" svg:x2="7.777cm" svg:y2="26.415cm">
            <text:p/>
          </draw:line>
          <draw:frame draw:style-name="gr5" draw:text-style-name="P2" draw:layer="layout" svg:width="0.381cm" svg:height="0.493cm" draw:transform="rotate (-1.57079632679579) translate (8.04cm 25.054cm)">
            <draw:text-box>
              <text:p><text:span text:style-name="T1">D</text:span></text:p>
            </draw:text-box>
          </draw:frame>
          <draw:frame draw:style-name="gr5" draw:text-style-name="P2" draw:layer="layout" svg:width="0.381cm" svg:height="0.493cm" draw:transform="rotate (-1.57079632679579) translate (8.037cm 25.754cm)">
            <draw:text-box>
              <text:p><text:span text:style-name="T1">Q</text:span></text:p>
            </draw:text-box>
          </draw:frame>
          <draw:frame draw:style-name="gr6" draw:text-style-name="P3" draw:layer="layout" svg:width="0.977cm" svg:height="0.534cm" draw:transform="rotate (-1.57079632679579) translate (6.912cm 25.461cm)">
            <draw:text-box>
              <text:p><text:span text:style-name="T2">RSB</text:span></text:p>
            </draw:text-box>
          </draw:frame>
          <draw:line draw:style-name="gr4" draw:text-style-name="P1" draw:layer="layout" svg:x1="6.787cm" svg:y1="24.611cm" svg:x2="6.787cm" svg:y2="25.068cm">
            <text:p/>
          </draw:line>
          <draw:line draw:style-name="gr4" draw:text-style-name="P1" draw:layer="layout" svg:x1="5.858cm" svg:y1="25.882cm" svg:x2="6.41cm" svg:y2="25.882cm">
            <text:p/>
          </draw:line>
          <draw:line draw:style-name="gr4" draw:text-style-name="P1" draw:layer="layout" svg:x1="4.569cm" svg:y1="24.61cm" svg:x2="6.782cm" svg:y2="24.61cm">
            <text:p/>
          </draw:line>
          <draw:line draw:style-name="gr4" draw:text-style-name="P1" draw:layer="layout" svg:x1="7.776cm" svg:y1="24.81cm" svg:x2="7.776cm" svg:y2="25.116cm">
            <text:p/>
          </draw:line>
        </draw:g>
        <draw:line draw:style-name="gr12" draw:text-style-name="P1" draw:layer="layout" svg:x1="8.27cm" svg:y1="16.417cm" svg:x2="8.568cm" svg:y2="17.123cm">
          <text:p/>
        </draw:line>
        <draw:line draw:style-name="gr15" draw:text-style-name="P1" draw:layer="layout" svg:x1="8.568cm" svg:y1="16.44cm" svg:x2="8.298cm" svg:y2="17.137cm">
          <text:p/>
        </draw:line>
        <draw:line draw:style-name="gr4" draw:text-style-name="P1" draw:layer="layout" svg:x1="3.633cm" svg:y1="15.67cm" svg:x2="3.633cm" svg:y2="14.578cm">
          <text:p/>
        </draw:line>
        <draw:line draw:style-name="gr17" draw:text-style-name="P1" draw:layer="layout" svg:x1="1.704cm" svg:y1="4.121cm" svg:x2="5.867cm" svg:y2="4.121cm">
          <text:p/>
        </draw:line>
        <draw:line draw:style-name="gr17" draw:text-style-name="P1" draw:layer="layout" svg:x1="5.235cm" svg:y1="18.651cm" svg:x2="5.303cm" svg:y2="6.517cm">
          <text:p/>
        </draw:line>
        <draw:ellipse draw:style-name="gr18" draw:text-style-name="P1" draw:layer="layout" svg:width="0.183cm" svg:height="0.205cm" svg:x="5.189cm" svg:y="6.379cm">
          <text:p/>
        </draw:ellipse>
        <draw:line draw:style-name="gr17" draw:text-style-name="P1" draw:layer="layout" svg:x1="4.941cm" svg:y1="20.834cm" svg:x2="5.009cm" svg:y2="8.7cm">
          <text:p/>
        </draw:line>
        <draw:ellipse draw:style-name="gr18" draw:text-style-name="P1" draw:layer="layout" svg:width="0.183cm" svg:height="0.205cm" svg:x="4.89cm" svg:y="8.58cm">
          <text:p/>
        </draw:ellipse>
        <draw:line draw:style-name="gr17" draw:text-style-name="P1" draw:layer="layout" svg:x1="4.591cm" svg:y1="24.588cm" svg:x2="4.659cm" svg:y2="12.454cm">
          <text:p/>
        </draw:line>
        <draw:ellipse draw:style-name="gr18" draw:text-style-name="P1" draw:layer="layout" svg:width="0.183cm" svg:height="0.205cm" svg:x="4.555cm" svg:y="12.381cm">
          <text:p/>
        </draw:ellipse>
        <draw:custom-shape draw:style-name="gr19" draw:text-style-name="P1" draw:layer="layout" svg:width="2.308cm" svg:height="1.988cm" draw:transform="rotate (1.5707963267946) translate (11.907cm 4.7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57cm" svg:y1="3.352cm" svg:x2="13.19cm" svg:y2="3.352cm">
          <text:p/>
        </draw:line>
        <draw:line draw:style-name="gr20" draw:text-style-name="P1" draw:layer="layout" svg:x1="13.179cm" svg:y1="4.006cm" svg:x2="13.179cm" svg:y2="3.372cm">
          <text:p/>
        </draw:line>
        <draw:line draw:style-name="gr20" draw:text-style-name="P1" draw:layer="layout" svg:x1="13.16cm" svg:y1="4.002cm" svg:x2="13.751cm" svg:y2="3.982cm">
          <text:p/>
        </draw:line>
        <draw:rect draw:style-name="gr1" draw:text-style-name="P1" draw:layer="layout" svg:width="1.016cm" svg:height="1.524cm" svg:x="10.289cm" svg:y="2.767cm">
          <text:p/>
        </draw:rect>
        <draw:line draw:style-name="gr4" draw:text-style-name="P1" draw:layer="layout" svg:x1="11.317cm" svg:y1="3.044cm" svg:x2="11.75cm" svg:y2="3.044cm">
          <text:p/>
        </draw:line>
        <draw:line draw:style-name="gr4" draw:text-style-name="P1" draw:layer="layout" svg:x1="10.018cm" svg:y1="3.045cm" svg:x2="10.324cm" svg:y2="3.045cm">
          <text:p/>
        </draw:line>
        <draw:line draw:style-name="gr4" draw:text-style-name="P1" draw:layer="layout" svg:x1="11.318cm" svg:y1="4.043cm" svg:x2="11.751cm" svg:y2="4.043cm">
          <text:p/>
        </draw:line>
        <draw:line draw:style-name="gr4" draw:text-style-name="P1" draw:layer="layout" svg:x1="10.077cm" svg:y1="4.044cm" svg:x2="10.322cm" svg:y2="4.044cm">
          <text:p/>
        </draw:line>
        <draw:frame draw:style-name="gr21" draw:text-style-name="P4" draw:layer="layout" svg:width="0.667cm" svg:height="0.53cm" svg:x="10.723cm" svg:y="2.826cm">
          <draw:text-box>
            <text:p><text:span text:style-name="T3">S</text:span></text:p>
          </draw:text-box>
        </draw:frame>
        <draw:frame draw:style-name="gr22" draw:text-style-name="P4" draw:layer="layout" svg:width="0.68cm" svg:height="0.53cm" svg:x="10.724cm" svg:y="3.826cm">
          <draw:text-box>
            <text:p><text:span text:style-name="T3">R</text:span></text:p>
          </draw:text-box>
        </draw:frame>
        <draw:line draw:style-name="gr4" draw:text-style-name="P1" draw:layer="layout" svg:x1="11.573cm" svg:y1="3.037cm" svg:x2="12.827cm" svg:y2="3.037cm">
          <text:p/>
        </draw:line>
        <draw:line draw:style-name="gr4" draw:text-style-name="P1" draw:layer="layout" svg:x1="11.574cm" svg:y1="4.037cm" svg:x2="12.828cm" svg:y2="4.037cm">
          <text:p/>
        </draw:line>
        <draw:line draw:style-name="gr15" draw:text-style-name="P1" draw:layer="layout" svg:x1="8.581cm" svg:y1="4.053cm" svg:x2="10.078cm" svg:y2="4.053cm">
          <text:p/>
        </draw:line>
        <draw:line draw:style-name="gr12" draw:text-style-name="P1" draw:layer="layout" svg:x1="8.291cm" svg:y1="3.051cm" svg:x2="10.087cm" svg:y2="3.051cm">
          <text:p/>
        </draw:line>
        <draw:rect draw:style-name="gr23" draw:text-style-name="P1" draw:layer="layout" svg:width="2.722cm" svg:height="7.682cm" svg:x="9.856cm" svg:y="7.522cm">
          <text:p text:style-name="P1">DAC_N</text:p>
        </draw:rect>
        <draw:line draw:style-name="gr4" draw:text-style-name="P1" draw:layer="layout" svg:x1="13.945cm" svg:y1="3.032cm" svg:x2="14.924cm" svg:y2="3.019cm">
          <text:p/>
        </draw:line>
        <draw:line draw:style-name="gr4" draw:text-style-name="P1" draw:layer="layout" svg:x1="13.845cm" svg:y1="4.231cm" svg:x2="14.45cm" svg:y2="4.231cm">
          <text:p/>
        </draw:line>
        <draw:line draw:style-name="gr13" draw:text-style-name="P1" draw:layer="layout" svg:x1="14.25cm" svg:y1="14.101cm" svg:x2="12.557cm" svg:y2="14.101cm">
          <text:p/>
        </draw:line>
        <draw:frame draw:style-name="gr8" draw:text-style-name="P2" draw:layer="layout" svg:width="1.469cm" svg:height="0.525cm" svg:x="12.906cm" svg:y="13.555cm">
          <draw:text-box>
            <text:p><text:span text:style-name="T1">VREF_P</text:span></text:p>
          </draw:text-box>
        </draw:frame>
        <draw:rect draw:style-name="gr23" draw:text-style-name="P1" draw:layer="layout" svg:width="2.701cm" svg:height="7.682cm" svg:x="9.877cm" svg:y="19.146cm">
          <text:p text:style-name="P1">DAC_P</text:p>
        </draw:rect>
        <draw:line draw:style-name="gr13" draw:text-style-name="P1" draw:layer="layout" svg:x1="14.218cm" svg:y1="26.018cm" svg:x2="12.525cm" svg:y2="26.018cm">
          <text:p/>
        </draw:line>
        <draw:frame draw:style-name="gr8" draw:text-style-name="P2" draw:layer="layout" svg:width="1.469cm" svg:height="0.525cm" svg:x="12.874cm" svg:y="25.472cm">
          <draw:text-box>
            <text:p><text:span text:style-name="T1">VREF_P</text:span></text:p>
          </draw:text-box>
        </draw:frame>
        <draw:line draw:style-name="gr17" draw:text-style-name="P1" draw:layer="layout" svg:x1="14.45cm" svg:y1="8.502cm" svg:x2="14.45cm" svg:y2="4.209cm">
          <text:p/>
        </draw:line>
        <draw:line draw:style-name="gr4" draw:text-style-name="P1" draw:layer="layout" svg:x1="12.57cm" svg:y1="8.523cm" svg:x2="14.495cm" svg:y2="8.523cm">
          <text:p/>
        </draw:line>
        <draw:line draw:style-name="gr17" draw:text-style-name="P1" draw:layer="layout" svg:x1="14.963cm" svg:y1="20.134cm" svg:x2="14.962cm" svg:y2="3.026cm">
          <text:p/>
        </draw:line>
        <draw:line draw:style-name="gr24" draw:text-style-name="P1" draw:layer="layout" svg:x1="12.519cm" svg:y1="20.143cm" svg:x2="14.947cm" svg:y2="20.152cm">
          <text:p/>
        </draw:line>
        <draw:ellipse draw:style-name="gr18" draw:text-style-name="P1" draw:layer="layout" svg:width="0.183cm" svg:height="0.205cm" svg:x="8.49cm" svg:y="8.78cm">
          <text:p/>
        </draw:ellipse>
        <draw:ellipse draw:style-name="gr18" draw:text-style-name="P1" draw:layer="layout" svg:width="0.183cm" svg:height="0.205cm" svg:x="8.491cm" svg:y="12.581cm">
          <text:p/>
        </draw:ellipse>
        <draw:ellipse draw:style-name="gr18" draw:text-style-name="P1" draw:layer="layout" svg:width="0.183cm" svg:height="0.205cm" svg:x="8.49cm" svg:y="20.98cm">
          <text:p/>
        </draw:ellipse>
        <draw:ellipse draw:style-name="gr18" draw:text-style-name="P1" draw:layer="layout" svg:width="0.183cm" svg:height="0.205cm" svg:x="8.19cm" svg:y="6.58cm">
          <text:p/>
        </draw:ellipse>
        <draw:line draw:style-name="gr13" draw:text-style-name="P1" draw:layer="layout" svg:x1="14.218cm" svg:y1="25.093cm" svg:x2="12.525cm" svg:y2="25.093cm">
          <text:p/>
        </draw:line>
        <draw:frame draw:style-name="gr8" draw:text-style-name="P2" draw:layer="layout" svg:width="1.469cm" svg:height="0.525cm" svg:x="12.874cm" svg:y="24.547cm">
          <draw:text-box>
            <text:p><text:span text:style-name="T1">VREF_N</text:span></text:p>
          </draw:text-box>
        </draw:frame>
        <draw:line draw:style-name="gr13" draw:text-style-name="P1" draw:layer="layout" svg:x1="14.218cm" svg:y1="13.168cm" svg:x2="12.525cm" svg:y2="13.168cm">
          <text:p/>
        </draw:line>
        <draw:frame draw:style-name="gr8" draw:text-style-name="P2" draw:layer="layout" svg:width="1.469cm" svg:height="0.525cm" svg:x="12.874cm" svg:y="12.622cm">
          <draw:text-box>
            <text:p><text:span text:style-name="T1">VREF_N</text:span></text:p>
          </draw:text-box>
        </draw:frame>
        <draw:g>
          <draw:circle draw:style-name="gr18" draw:text-style-name="P1" draw:layer="layout" svg:width="0.254cm" svg:height="0.254cm" svg:x="17.39cm" svg:y="10.381cm">
            <text:p/>
          </draw:circle>
          <draw:line draw:style-name="gr17" draw:text-style-name="P1" draw:layer="layout" svg:x1="16.613cm" svg:y1="10.221cm" svg:x2="17.568cm" svg:y2="10.511cm">
            <text:p/>
          </draw:line>
          <draw:circle draw:style-name="gr18" draw:text-style-name="P1" draw:layer="layout" svg:width="0.254cm" svg:height="0.254cm" svg:x="16.489cm" svg:y="10.38cm">
            <text:p/>
          </draw:circle>
        </draw:g>
        <draw:line draw:style-name="gr13" draw:text-style-name="P1" draw:layer="layout" svg:x1="16.485cm" svg:y1="10.536cm" svg:x2="12.578cm" svg:y2="10.536cm">
          <text:p/>
        </draw:line>
        <draw:line draw:style-name="gr17" draw:text-style-name="P1" draw:layer="layout" svg:x1="19.176cm" svg:y1="10.507cm" svg:x2="17.57cm" svg:y2="10.507cm">
          <text:p/>
        </draw:line>
        <draw:g>
          <draw:circle draw:style-name="gr18" draw:text-style-name="P1" draw:layer="layout" svg:width="0.254cm" svg:height="0.254cm" svg:x="17.391cm" svg:y="22.007cm">
            <text:p/>
          </draw:circle>
          <draw:line draw:style-name="gr17" draw:text-style-name="P1" draw:layer="layout" svg:x1="16.614cm" svg:y1="21.847cm" svg:x2="17.569cm" svg:y2="22.137cm">
            <text:p/>
          </draw:line>
          <draw:circle draw:style-name="gr18" draw:text-style-name="P1" draw:layer="layout" svg:width="0.254cm" svg:height="0.254cm" svg:x="16.49cm" svg:y="22.006cm">
            <text:p/>
          </draw:circle>
        </draw:g>
        <draw:line draw:style-name="gr13" draw:text-style-name="P1" draw:layer="layout" svg:x1="16.486cm" svg:y1="22.162cm" svg:x2="12.579cm" svg:y2="22.162cm">
          <text:p/>
        </draw:line>
        <draw:line draw:style-name="gr17" draw:text-style-name="P1" draw:layer="layout" svg:x1="19.177cm" svg:y1="22.133cm" svg:x2="17.571cm" svg:y2="22.133cm">
          <text:p/>
        </draw:line>
        <draw:frame draw:style-name="gr8" draw:text-style-name="P2" draw:layer="layout" svg:width="1.469cm" svg:height="0.525cm" svg:x="17.854cm" svg:y="10.081cm">
          <draw:text-box>
            <text:p><text:span text:style-name="T1">VIN_N</text:span></text:p>
          </draw:text-box>
        </draw:frame>
        <draw:frame draw:style-name="gr8" draw:text-style-name="P2" draw:layer="layout" svg:width="1.469cm" svg:height="0.525cm" svg:x="17.855cm" svg:y="21.682cm">
          <draw:text-box>
            <text:p><text:span text:style-name="T1">VIN_P</text:span></text:p>
          </draw:text-box>
        </draw:frame>
        <draw:line draw:style-name="gr25" draw:text-style-name="P1" draw:layer="layout" svg:x1="17.093cm" svg:y1="24.813cm" svg:x2="17.093cm" svg:y2="8.644cm">
          <text:p/>
        </draw:line>
        <draw:frame draw:style-name="gr8" draw:text-style-name="P2" draw:layer="layout" svg:width="1.469cm" svg:height="0.525cm" svg:x="16.522cm" svg:y="24.849cm">
          <draw:text-box>
            <text:p><text:span text:style-name="T1">SAMPLE</text:span></text:p>
          </draw:text-box>
        </draw:frame>
        <draw:line draw:style-name="gr26" draw:text-style-name="P1" draw:layer="layout" svg:x1="13.897cm" svg:y1="3.539cm" svg:x2="17.912cm" svg:y2="3.539cm">
          <text:p/>
        </draw:line>
        <draw:custom-shape draw:style-name="gr27" draw:text-style-name="P1" draw:layer="layout" svg:width="0.349cm" svg:height="0.38cm" draw:transform="rotate (1.5707963267946) translate (13.483cm 3.7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2" draw:layer="layout" svg:width="1.974cm" svg:height="0.735cm" svg:x="16.151cm" svg:y="3.181cm">
          <draw:text-box>
            <text:p><text:span text:style-name="T1">CLK_CMP</text:span></text:p>
          </draw:text-box>
        </draw:frame>
        <draw:frame draw:style-name="gr29" draw:text-style-name="P5" draw:layer="layout" svg:width="11.623cm" svg:height="1.559cm" svg:x="1.321cm" svg:y="0.868cm">
          <draw:text-box>
            <text:p><text:span text:style-name="T4">CoRdia Project</text:span></text:p>
            <text:p><text:span text:style-name="T4">An overview of the SAR LOGIC (ADC01)</text:span></text:p>
            <text:p><text:span text:style-name="T4">Lamine Hafiane / created on 12.11.2021 updated on 12.11.2021</text:span></text:p>
          </draw:text-box>
        </draw:frame>
        <draw:line draw:style-name="gr17" draw:text-style-name="P1" draw:layer="layout" svg:x1="1cm" svg:y1="2.327cm" svg:x2="13.044cm" svg:y2="2.3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11T08:57:21.27</meta:creation-date>
    <dc:date>2021-11-15T11:28:42.63</dc:date>
    <meta:editing-duration>PT3H38M40S</meta:editing-duration>
    <meta:editing-cycles>62</meta:editing-cycles>
    <meta:generator>OpenOffice/4.1.10$Win32 OpenOffice.org_project/4110m2$Build-9807</meta:generator>
    <meta:document-statistic meta:object-count="223"/>
  </office:meta>
</office:document-meta>
</file>